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center" draw:textarea-vertical-align="middle"/>
    </style:style>
    <style:style style:name="gr2" style:family="graphic" style:parent-style-name="standard">
      <style:graphic-properties draw:fill-color="#ffff99" draw:textarea-horizontal-align="center" draw:textarea-vertical-align="middle" style:protect="size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center" draw:textarea-vertical-align="middle" style:protect="size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standard">
      <style:graphic-properties draw:fill-color="#e6e6ff" draw:textarea-horizontal-align="center" draw:textarea-vertical-align="middle"/>
    </style:style>
    <style:style style:name="gr7" style:family="graphic" style:parent-style-name="standard">
      <style:graphic-properties draw:fill-color="#e6e6ff" draw:textarea-horizontal-align="center" draw:textarea-vertical-align="middle"/>
    </style:style>
    <style:style style:name="gr8" style:family="graphic" style:parent-style-name="standard">
      <style:graphic-properties draw:marker-end="Linienende_20_1" draw:marker-end-width="0.3cm" draw:textarea-horizontal-align="center" draw:textarea-vertical-align="middle"/>
    </style:style>
    <style:style style:name="gr9" style:family="graphic" style:parent-style-name="standard">
      <style:graphic-properties draw:marker-end="Linienende_20_2" draw:marker-end-width="0.3cm" draw:textarea-horizontal-align="center" draw:textarea-vertical-align="middle"/>
    </style:style>
    <style:style style:name="gr10" style:family="graphic" style:parent-style-name="standard">
      <style:graphic-properties draw:marker-end="Linienende_20_3" draw:marker-end-width="0.3cm" draw:textarea-horizontal-align="center" draw:textarea-vertical-align="middle"/>
    </style:style>
    <style:style style:name="gr11" style:family="graphic" style:parent-style-name="standard">
      <style:graphic-properties draw:marker-end="Linienende_20_4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35cm" fo:min-width="14.2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14.217cm"/>
    </style:style>
    <style:style style:name="gr16" style:family="graphic" style:parent-style-name="standard">
      <style:graphic-properties draw:stroke="none" svg:stroke-color="#000000" draw:fill="none" draw:fill-color="#ffffff" fo:min-height="9.3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02cm" fo:min-width="14.2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14.217cm"/>
    </style:style>
    <style:style style:name="P1" style:family="paragraph">
      <style:paragraph-properties fo:margin-left="0cm" fo:margin-right="0cm" fo:text-indent="0cm"/>
      <style:text-properties fo:font-size="10.5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/>
    </style:style>
    <style:style style:name="P4" style:family="paragraph">
      <style:text-properties fo:font-size="12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align="start" fo:text-indent="0cm"/>
      <style:text-properties fo:font-size="12pt"/>
    </style:style>
    <style:style style:name="T1" style:family="text">
      <style:text-properties fo:font-size="10.5pt"/>
    </style:style>
    <style:style style:name="T2" style:family="text">
      <style:text-properties fo:font-size="14pt"/>
    </style:style>
    <style:style style:name="T3" style:family="text">
      <style:text-properties fo:font-size="12pt"/>
    </style:style>
    <style:style style:name="T4" style:family="text">
      <style:text-properties fo:font-size="20pt"/>
    </style:style>
    <style:style style:name="T5" style:family="text">
      <style:text-properties fo:color="#ff0000" fo:font-size="12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Workflow" draw:style-name="dp1" draw:master-page-name="Standard">
        <office:forms form:automatic-focus="false" form:apply-design-mode="false"/>
        <draw:g>
          <draw:g>
            <draw:rect draw:style-name="gr1" draw:layer="layout" svg:width="7.064cm" svg:height="3.07cm" svg:x="0.564cm" svg:y="8.268cm">
              <text:p text:style-name="P2"/>
            </draw:rect>
            <draw:rect draw:style-name="gr2" draw:text-style-name="P1" draw:layer="layout" svg:width="7.064cm" svg:height="0.417cm" svg:x="0.564cm" svg:y="8.268cm">
              <text:p text:style-name="P1"><text:span text:style-name="T1">MP3</text:span></text:p>
            </draw:rect>
          </draw:g>
        </draw:g>
        <draw:g>
          <draw:g>
            <draw:rect draw:style-name="gr3" draw:layer="layout" svg:width="10.183cm" svg:height="4.891cm" svg:x="9.386cm" svg:y="0.77cm">
              <text:p text:style-name="P2"/>
            </draw:rect>
            <draw:rect draw:style-name="gr4" draw:text-style-name="P3" draw:layer="layout" svg:width="10.183cm" svg:height="0.665cm" svg:x="9.386cm" svg:y="0.77cm">
              <text:p text:style-name="P2"><text:span text:style-name="T2">Palette</text:span></text:p>
            </draw:rect>
            <draw:rect draw:style-name="gr3" draw:layer="layout" svg:width="10.183cm" svg:height="4.891cm" svg:x="9.387cm" svg:y="0.771cm">
              <text:p text:style-name="P2"/>
            </draw:rect>
            <draw:rect draw:style-name="gr4" draw:text-style-name="P3" draw:layer="layout" svg:width="10.183cm" svg:height="0.665cm" svg:x="9.387cm" svg:y="0.771cm">
              <text:p text:style-name="P2"><text:span text:style-name="T2">Palette</text:span></text:p>
            </draw:rect>
          </draw:g>
          <draw:g>
            <draw:g>
              <draw:rect draw:style-name="gr5" draw:text-style-name="P4" draw:layer="layout" svg:width="4.441cm" svg:height="0.922cm" svg:x="9.925cm" svg:y="1.807cm">
                <text:p text:style-name="P2"><text:span text:style-name="T3">Color</text:span></text:p>
              </draw:rect>
              <draw:circle draw:style-name="gr6" draw:layer="layout" svg:width="0.638cm" svg:height="0.638cm" svg:x="10.138cm" svg:y="1.925cm">
                <text:p text:style-name="P2"/>
              </draw:circle>
            </draw:g>
            <draw:g>
              <draw:rect draw:style-name="gr5" draw:text-style-name="P4" draw:layer="layout" svg:width="4.441cm" svg:height="0.922cm" svg:x="14.629cm" svg:y="1.802cm">
                <text:p text:style-name="P2"><text:span text:style-name="T3">Folder Setup 2</text:span></text:p>
              </draw:rect>
              <draw:circle draw:style-name="gr6" draw:layer="layout" svg:width="0.638cm" svg:height="0.638cm" svg:x="14.838cm" svg:y="1.925cm">
                <text:p text:style-name="P2"/>
              </draw:circle>
            </draw:g>
            <draw:g>
              <draw:rect draw:style-name="gr5" draw:text-style-name="P4" draw:layer="layout" svg:width="4.441cm" svg:height="0.922cm" svg:x="9.926cm" svg:y="3.007cm">
                <text:p text:style-name="P2"><text:span text:style-name="T3">Font</text:span></text:p>
              </draw:rect>
              <draw:circle draw:style-name="gr6" draw:layer="layout" svg:width="0.638cm" svg:height="0.638cm" svg:x="10.139cm" svg:y="3.125cm">
                <text:p text:style-name="P2"/>
              </draw:circle>
            </draw:g>
            <draw:g>
              <draw:rect draw:style-name="gr5" draw:text-style-name="P4" draw:layer="layout" svg:width="4.441cm" svg:height="0.922cm" svg:x="9.927cm" svg:y="4.259cm">
                <text:p text:style-name="P2"><text:span text:style-name="T3">Folder Setup 1</text:span></text:p>
              </draw:rect>
              <draw:circle draw:style-name="gr6" draw:layer="layout" svg:width="0.638cm" svg:height="0.638cm" svg:x="10.14cm" svg:y="4.377cm">
                <text:p text:style-name="P2"/>
              </draw:circle>
            </draw:g>
            <draw:g>
              <draw:rect draw:style-name="gr7" draw:text-style-name="P5" draw:layer="layout" svg:width="4.441cm" svg:height="0.922cm" svg:x="14.63cm" svg:y="3.002cm">
                <text:p text:style-name="P2"><text:span text:style-name="T3">MP3 Skin 1</text:span></text:p>
              </draw:rect>
              <draw:circle draw:style-name="gr6" draw:layer="layout" svg:width="0.638cm" svg:height="0.638cm" svg:x="14.838cm" svg:y="3.125cm">
                <text:p text:style-name="P2"/>
              </draw:circle>
            </draw:g>
            <draw:g>
              <draw:rect draw:style-name="gr7" draw:text-style-name="P5" draw:layer="layout" svg:width="4.441cm" svg:height="0.922cm" svg:x="14.628cm" svg:y="4.256cm">
                <text:p text:style-name="P2"><text:span text:style-name="T3">MP3 Skin 2</text:span></text:p>
              </draw:rect>
              <draw:circle draw:style-name="gr6" draw:layer="layout" svg:width="0.638cm" svg:height="0.638cm" svg:x="14.838cm" svg:y="4.425cm">
                <text:p text:style-name="P2"/>
              </draw:circle>
            </draw:g>
          </draw:g>
        </draw:g>
        <draw:line draw:style-name="gr8" draw:layer="layout" svg:x1="15.205cm" svg:y1="4.798cm" svg:x2="6.424cm" svg:y2="10.134cm">
          <text:p text:style-name="P2"/>
        </draw:line>
        <draw:g>
          <draw:g>
            <draw:rect draw:style-name="gr3" draw:layer="layout" svg:width="7.064cm" svg:height="3.07cm" svg:x="1.108cm" svg:y="1.961cm">
              <text:p text:style-name="P2"/>
            </draw:rect>
            <draw:rect draw:style-name="gr4" draw:text-style-name="P1" draw:layer="layout" svg:width="7.064cm" svg:height="0.417cm" svg:x="1.108cm" svg:y="1.961cm">
              <text:p text:style-name="P1"><text:span text:style-name="T1">Folder</text:span></text:p>
            </draw:rect>
          </draw:g>
        </draw:g>
        <draw:line draw:style-name="gr9" draw:layer="layout" svg:x1="10.372cm" svg:y1="2.152cm" svg:x2="3.055cm" svg:y2="3.283cm">
          <text:p text:style-name="P2"/>
        </draw:line>
        <draw:line draw:style-name="gr10" draw:layer="layout" svg:x1="10.478cm" svg:y1="3.422cm" svg:x2="3.403cm" svg:y2="4.092cm">
          <text:p text:style-name="P2"/>
        </draw:line>
        <draw:line draw:style-name="gr11" draw:layer="layout" svg:x1="10.6cm" svg:y1="4.586cm" svg:x2="3.615cm" svg:y2="4.586cm">
          <text:p text:style-name="P2"/>
        </draw:line>
      </draw:page>
      <draw:page draw:name="page2" draw:style-name="dp1" draw:master-page-name="Standard">
        <office:forms form:automatic-focus="false" form:apply-design-mode="false"/>
        <draw:rect draw:style-name="gr5" draw:text-style-name="P5" draw:layer="layout" svg:width="2.61cm" svg:height="0.881cm" svg:x="0.93cm" svg:y="2.2cm">
          <text:p text:style-name="P5"><text:span text:style-name="T3">WPPalette</text:span></text:p>
        </draw:rect>
        <draw:frame draw:style-name="gr12" draw:text-style-name="P7" draw:layer="layout" svg:width="18.303cm" svg:height="0.797cm" svg:x="0.952cm" svg:y="0.6cm">
          <draw:text-box>
            <text:p text:style-name="P6"><text:span text:style-name="T4">Abbildung der verschiedenartigen Palletten-Items durch Klassen</text:span></text:p>
          </draw:text-box>
        </draw:frame>
        <draw:rect draw:style-name="gr5" draw:text-style-name="P5" draw:id="id1" draw:layer="layout" svg:width="3.668cm" svg:height="0.881cm" svg:x="0.883cm" svg:y="3.46cm">
          <text:p text:style-name="P5"><text:span text:style-name="T3">WPPaletteItem</text:span></text:p>
        </draw:rect>
        <draw:rect draw:style-name="gr5" draw:text-style-name="P5" draw:id="id2" draw:layer="layout" svg:width="4.532cm" svg:height="0.881cm" svg:x="3.263cm" svg:y="4.614cm">
          <text:p text:style-name="P5"><text:span text:style-name="T3">WPPaletteColor</text:span></text:p>
        </draw:rect>
        <draw:connector draw:style-name="gr13" draw:layer="layout" svg:x1="2.717cm" svg:y1="4.341cm" svg:x2="3.263cm" svg:y2="5.054cm" draw:start-shape="id1" draw:start-glue-point="2" draw:end-shape="id2" draw:end-glue-point="3">
          <text:p text:style-name="P2"/>
        </draw:connector>
        <draw:rect draw:style-name="gr5" draw:text-style-name="P5" draw:id="id3" draw:layer="layout" svg:width="4.532cm" svg:height="0.881cm" svg:x="3.229cm" svg:y="5.95cm">
          <text:p text:style-name="P5"><text:span text:style-name="T3">WPPaletteFont</text:span></text:p>
        </draw:rect>
        <draw:connector draw:style-name="gr13" draw:layer="layout" svg:x1="2.717cm" svg:y1="4.341cm" svg:x2="3.229cm" svg:y2="6.39cm" draw:start-shape="id1" draw:start-glue-point="2" draw:end-shape="id3" draw:end-glue-point="3">
          <text:p text:style-name="P2"/>
        </draw:connector>
        <draw:rect draw:style-name="gr5" draw:text-style-name="P5" draw:id="id4" draw:layer="layout" svg:width="4.532cm" svg:height="0.881cm" svg:x="3.229cm" svg:y="7.151cm">
          <text:p text:style-name="P5"><text:span text:style-name="T3">WPPaletteFolderSetup</text:span></text:p>
        </draw:rect>
        <draw:connector draw:style-name="gr13" draw:layer="layout" svg:x1="2.717cm" svg:y1="4.341cm" svg:x2="3.229cm" svg:y2="7.591cm" draw:start-shape="id1" draw:start-glue-point="2" draw:end-shape="id4" draw:end-glue-point="3">
          <text:p text:style-name="P2"/>
        </draw:connector>
        <draw:rect draw:style-name="gr7" draw:text-style-name="P5" draw:id="id5" draw:layer="layout" svg:width="4.532cm" svg:height="0.881cm" svg:x="3.229cm" svg:y="8.452cm">
          <text:p text:style-name="P5"><text:span text:style-name="T3">WPPaletteMP3Skin</text:span></text:p>
        </draw:rect>
        <draw:connector draw:style-name="gr13" draw:layer="layout" svg:x1="2.717cm" svg:y1="4.341cm" svg:x2="3.229cm" svg:y2="8.892cm" draw:start-shape="id1" draw:start-glue-point="2" draw:end-shape="id5" draw:end-glue-point="3">
          <text:p text:style-name="P2"/>
        </draw:connector>
        <draw:rect draw:style-name="gr5" draw:text-style-name="P8" draw:layer="layout" svg:width="13.477cm" svg:height="9.631cm" svg:x="9.737cm" svg:y="1.835cm">
          <text:p text:style-name="P2"/>
        </draw:rect>
        <draw:frame draw:style-name="gr14" draw:text-style-name="P5" draw:layer="layout" svg:width="12.056cm" svg:height="7.735cm" svg:x="10.377cm" svg:y="3.133cm">
          <draw:text-box>
            <text:p text:style-name="P2"><text:span text:style-name="T3"/></text:p>
            <text:p text:style-name="P2"><text:span text:style-name="T3">- implementiert wpQueryItemSettings für das Drag&amp;DropProtokoll</text:span></text:p>
            <text:p text:style-name="P2"><text:span text:style-name="T3">- implementiert wpSetItemSettings, um das Objekt konfigurieren zu können</text:span></text:p>
            <text:p text:style-name="P2"><text:span text:style-name="T3"/></text:p>
            <text:p text:style-name="P2"><text:span text:style-name="T3">- kann Settings für Systemitems enthalten wie</text:span></text:p>
            <text:p text:style-name="P2"><text:span text:style-name="T3"><text:tab/></text:span><text:span text:style-name="T3">COLOR=#541299</text:span></text:p>
            <text:p text:style-name="P2"><text:span text:style-name="T3"><text:tab/></text:span><text:span text:style-name="T3">FONT=12.Helv </text:span></text:p>
            <text:p text:style-name="P2"><text:span text:style-name="T3"/></text:p>
            <text:p text:style-name="P2"><text:span text:style-name="T3">- kann Settings für Programme wie MP3 Player enthalten wie</text:span></text:p>
            <text:p text:style-name="P2"><text:span text:style-name="T3"><text:tab/></text:span><text:span text:style-name="T3">SKINFILE=darkblue_skin.xml</text:span></text:p>
            <text:p text:style-name="P2"><text:span text:style-name="T3"/></text:p>
            <text:p text:style-name="P2"><text:span text:style-name="T5">- implementiert ggf. in der abgeleiteten Klasse eine GUI, um ein oder mehrere Settings ändern zu können</text:span></text:p>
          </draw:text-box>
        </draw:frame>
        <draw:frame draw:style-name="gr15" draw:text-style-name="P5" draw:layer="layout" svg:width="12.385cm" svg:height="0.512cm" svg:x="10.107cm" svg:y="2.273cm">
          <draw:text-box>
            <text:p text:style-name="P2"><text:span text:style-name="T3">WPPalette*</text:span></text:p>
          </draw:text-box>
        </draw:frame>
      </draw:page>
      <draw:page draw:name="page3" draw:style-name="dp1" draw:master-page-name="Standard">
        <office:forms form:automatic-focus="false" form:apply-design-mode="false"/>
        <draw:rect draw:style-name="gr5" draw:text-style-name="P5" draw:layer="layout" svg:width="2.61cm" svg:height="0.881cm" svg:x="0.927cm" svg:y="3.3cm">
          <text:p text:style-name="P5"><text:span text:style-name="T3">WPPalette</text:span></text:p>
        </draw:rect>
        <draw:frame draw:style-name="gr12" draw:text-style-name="P6" draw:layer="layout" svg:width="22.676cm" svg:height="0.797cm" svg:x="0.662cm" svg:y="0.6cm">
          <draw:text-box>
            <text:p text:style-name="P6"><text:span text:style-name="T4">Abbildung der verschiedenartigen Palletten-Items durch generische Item-Klasse</text:span></text:p>
          </draw:text-box>
        </draw:frame>
        <draw:rect draw:style-name="gr5" draw:text-style-name="P5" draw:layer="layout" svg:width="3.668cm" svg:height="0.881cm" svg:x="0.88cm" svg:y="4.56cm">
          <text:p text:style-name="P5"><text:span text:style-name="T3">WPPaletteItem</text:span></text:p>
        </draw:rect>
        <draw:frame draw:style-name="gr16" draw:text-style-name="P2" draw:layer="layout" svg:width="13.652cm" svg:height="9.349cm" svg:x="-0.317cm" svg:y="1.87cm">
          <draw:text-box>
            <text:p text:style-name="P2"/>
          </draw:text-box>
        </draw:frame>
        <draw:rect draw:style-name="gr5" draw:text-style-name="P8" draw:layer="layout" svg:width="15.815cm" svg:height="9.092cm" svg:x="7.398cm" svg:y="2.374cm">
          <text:p text:style-name="P2"/>
        </draw:rect>
        <draw:frame draw:style-name="gr17" draw:text-style-name="P5" draw:layer="layout" svg:width="14.147cm" svg:height="7.302cm" svg:x="8.149cm" svg:y="3.599cm">
          <draw:text-box>
            <text:p text:style-name="P2"><text:span text:style-name="T3">- implementiert wpQueryItemSettings für das Drag&amp;DropProtokoll</text:span></text:p>
            <text:p text:style-name="P2"><text:span text:style-name="T3">- implementiert wpSetItemSettings, um das Objekt konfigurieren zu können</text:span></text:p>
            <text:p text:style-name="P2"><text:span text:style-name="T3"/></text:p>
            <text:p text:style-name="P2"><text:span text:style-name="T3">- kann Settings für Systemitems enthalten wie</text:span></text:p>
            <text:p text:style-name="P2"><text:span text:style-name="T3"><text:tab/></text:span><text:span text:style-name="T3">COLOR=#541299</text:span></text:p>
            <text:p text:style-name="P2"><text:span text:style-name="T3"><text:tab/></text:span><text:span text:style-name="T3">FONT=12.Helv </text:span></text:p>
            <text:p text:style-name="P2"><text:span text:style-name="T3"/></text:p>
            <text:p text:style-name="P2"><text:span text:style-name="T3">- kann Settings für Programme wie MP3 Player enthalten wie</text:span></text:p>
            <text:p text:style-name="P2"><text:span text:style-name="T3"><text:tab/></text:span><text:span text:style-name="T3">SKINFILE=darkblue_skin.xml</text:span></text:p>
            <text:p text:style-name="P2"><text:span text:style-name="T5"/></text:p>
            <text:p text:style-name="P2"><text:span text:style-name="T5">- Klasse benötigt ein generisches Plugin, um auch eine GUI zur Änderung der Einstellungen anbieten zu können</text:span></text:p>
          </draw:text-box>
        </draw:frame>
        <draw:frame draw:style-name="gr18" draw:text-style-name="P5" draw:layer="layout" svg:width="14.534cm" svg:height="0.484cm" svg:x="7.832cm" svg:y="2.787cm">
          <draw:text-box>
            <text:p text:style-name="P2"><text:span text:style-name="T3">WPPaletteI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"/>
    <draw:marker draw:name="Linienende_20_1" draw:display-name="Linienende 1" svg:viewBox="0 0 20 30" svg:d="m10 0-10 30h20z"/>
    <draw:marker draw:name="Linienende_20_2" draw:display-name="Linienende 2" svg:viewBox="0 0 20 30" svg:d="m10 0-10 30h20z"/>
    <draw:marker draw:name="Linienende_20_3" draw:display-name="Linienende 3" svg:viewBox="0 0 20 30" svg:d="m10 0-10 30h20z"/>
    <draw:marker draw:name="Linienende_20_4" draw:display-name="Linienende 4" svg:viewBox="0 0 20 30" svg:d="m10 0-10 30h20z"/>
    <style:default-style style:family="graphic">
      <style:paragraph-properties fo:text-align="center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Helvetica" style:font-pitch="variable" fo:font-size="1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4cm" fo:page-height="12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Christian Langanke</meta:initial-creator>
    <meta:creation-date>2007-04-13T17:59:15</meta:creation-date>
    <dc:creator>Christian Langanke</dc:creator>
    <dc:date>2007-10-31T11:10:06</dc:date>
    <dc:language>de-DE</dc:language>
    <meta:editing-cycles>165</meta:editing-cycles>
    <meta:editing-duration>PT8H1M59S</meta:editing-duration>
    <meta:user-defined meta:name="Info 0"/>
    <meta:user-defined meta:name="Info 1"/>
    <meta:user-defined meta:name="Info 2"/>
    <meta:user-defined meta:name="Info 3"/>
    <meta:document-statistic meta:object-count="58"/>
  </office:meta>
</office:document-meta>
</file>